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erredNotationImpl.synchronize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erredNotationImpl.getNode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erredNotationImpl.DeferredNotationImpl( DeferredDocumentImpl ownerDocument , int node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